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0f0e" officeooo:paragraph-rsid="00170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Read me</text:p>
      <text:p text:style-name="Preformatted_20_Text">Author: Bryce Wohlan</text:p>
      <text:p text:style-name="Preformatted_20_Text"/>
      <text:p text:style-name="Preformatted_20_Text">Text independent forced aligner tool developed as part of my 2021 electrical engineering honor's thesis at Curtin University.</text:p>
      <text:p text:style-name="Preformatted_20_Text"/>
      <text:p text:style-name="Preformatted_20_Text">Supervisors: </text:p>
      <text:p text:style-name="Preformatted_20_Text">Duc Son (Sonny) Pham</text:p>
      <text:p text:style-name="Preformatted_20_Text">Kit Yan Chan</text:p>
      <text:p text:style-name="Preformatted_20_Text"/>
      <text:p text:style-name="Preformatted_20_Text"/>
      <text:p text:style-name="Preformatted_20_Text"># Code Reuse Acknowledgements</text:p>
      <text:p text:style-name="Preformatted_20_Text">**Felix Kreuk** - <text:s/>Author of Self-Supervised Contrastive Learning for Unsupervised Phoneme Segmentation (INTERSPEECH 2020) (Unsup Seg) - https://github.com/felixkreuk/UnsupSeg - Source code used in the "UnsupSeg38" folder, albeit I updated this to python 3.8</text:p>
      <text:p text:style-name="Preformatted_20_Text"/>
      <text:p text:style-name="Preformatted_20_Text">**eesungkim** - Implemented Sohn's Statistical VAD in public repo - https://github.com/eesungkim/Voice_Activity_Detector - code reused in this repo under the utils folder. </text:p>
      <text:p text:style-name="Preformatted_20_Text"/>
      <text:p text:style-name="Preformatted_20_Text">**Patrick Von Platen** - A lot of the wav2vec2 implementation is based off his HuggingFace tutorial - https://github.com/patrickvonplaten/notebooks/blob/master/Fine_tuning_Wav2Vec2_for_English_ASR.ipynb - Probably would not have made nearly as much progress as I did without this.</text:p>
      <text:p text:style-name="Preformatted_20_Text"/>
      <text:p text:style-name="Preformatted_20_Text"># Requirements</text:p>
      <text:p text:style-name="Preformatted_20_Text">See the provided requirements.txt - or use the following:</text:p>
      <text:p text:style-name="Preformatted_20_Text"/>
      <text:p text:style-name="Preformatted_20_Text"><text:s text:c="4"/>numpy~=1.18.1 <text:s/></text:p>
      <text:p text:style-name="Preformatted_20_Text"><text:s text:c="4"/>scipy~=1.6.2 <text:s/></text:p>
      <text:p text:style-name="Preformatted_20_Text"><text:s text:c="4"/>matplotlib~=3.4.2 <text:s/></text:p>
      <text:p text:style-name="Preformatted_20_Text"><text:s text:c="4"/>pandas~=1.3.1 <text:s/></text:p>
      <text:p text:style-name="Preformatted_20_Text"><text:s text:c="4"/>seaborn~=0.11.2 <text:s/></text:p>
      <text:p text:style-name="Preformatted_20_Text"><text:s text:c="4"/>soundfile~=0.10.3.post1 <text:s/></text:p>
      <text:p text:style-name="Preformatted_20_Text"><text:s text:c="4"/>datasets~=1.11.0 <text:s/></text:p>
      <text:p text:style-name="Preformatted_20_Text"><text:s text:c="4"/>cloudstor~=0.1.4 <text:s/></text:p>
      <text:p text:style-name="Preformatted_20_Text"><text:s text:c="4"/>scikit-learn~=1.0 <text:s/></text:p>
      <text:p text:style-name="Preformatted_20_Text"><text:s text:c="4"/>torch~=1.4.0 <text:s/></text:p>
      <text:p text:style-name="Preformatted_20_Text"><text:s text:c="4"/>tqdm~=4.42.1 <text:s/></text:p>
      <text:p text:style-name="Preformatted_20_Text"><text:s text:c="4"/>wandb~=0.12.2 <text:s/></text:p>
      <text:p text:style-name="Preformatted_20_Text"><text:s text:c="4"/>dill~=0.3.1.1 <text:s/></text:p>
      <text:p text:style-name="Preformatted_20_Text"><text:s text:c="4"/>torchaudio~=0.4.0 <text:s/></text:p>
      <text:p text:style-name="Preformatted_20_Text"><text:s text:c="4"/>librosa~=0.7.2 <text:s/></text:p>
      <text:p text:style-name="Preformatted_20_Text"><text:s text:c="4"/>boltons~=20.0.0 <text:s/></text:p>
      <text:p text:style-name="Preformatted_20_Text"><text:s text:c="4"/>transformers~=4.4.0 <text:s/></text:p>
      <text:p text:style-name="Preformatted_20_Text"><text:s text:c="4"/>jiwer~=2.2.0 <text:s/></text:p>
      <text:p text:style-name="Preformatted_20_Text"><text:s text:c="4"/>dataclasses~=0.8</text:p>
      <text:p text:style-name="Preformatted_20_Text"/>
      <text:p text:style-name="Preformatted_20_Text"># Usage</text:p>
      <text:p text:style-name="Preformatted_20_Text">This repo allows you to perform text-independent alignment on an audio file. Requires a W2V2 model and an Unsupseg model.</text:p>
      <text:p text:style-name="Preformatted_20_Text"/>
      <text:p text:style-name="Preformatted_20_Text">W2V2 provides information on the segment labelling - UnsupSeg provides information on the segments. My contribution is a way of coordinating the two models to make a sensible forced aligner.</text:p>
      <text:p text:style-name="Preformatted_20_Text"/>
      <text:p text:style-name="Preformatted_20_Text">Uncomment the functionality in main.py under the "if \_\_name\_\_ == \_\_main\_\_" part.</text:p>
      <text:p text:style-name="Preformatted_20_Text"/>
      <text:p text:style-name="Preformatted_20_Text">**main()** will perform an experiment.</text:p>
      <text:p text:style-name="Preformatted_20_Text">**utilities.FA_demo(wav_file_path)** will perform segmentation on the given raw wav file (must be single channel, 16000hz sampling rate)</text:p>
      <text:p text:style-name="Preformatted_20_Text"><text:soft-page-break/>**model_from_cloudstor()** will collect a w2v2 model from cloudstor for you if you don't already have one - this couldn't be provided in this repo as it greater than 2GB (and I don't feel like coughing up the coin for Github team)</text:p>
      <text:p text:style-name="Preformatted_20_Text"/>
      <text:p text:style-name="P1">## Lic</text:p>
      <text:p text:style-name="P1">THE SOFTWARE IS PROVIDED "AS IS", WITHOUT WARRANTY OF ANY KIND, EXPRESS OR</text:p>
      <text:p text:style-name="P1">IMPLIED, INCLUDING BUT NOT LIMITED TO THE WARRANTIES OF MERCHANTABILITY,</text:p>
      <text:p text:style-name="P1">FITNESS FOR A PARTICULAR PURPOSE AND NONINFRINGEMENT. IN NO EVENT SHALL THE</text:p>
      <text:p text:style-name="P1">AUTHORS OR COPYRIGHT HOLDERS BE LIABLE FOR ANY CLAIM, DAMAGES OR OTHER</text:p>
      <text:p text:style-name="P1">LIABILITY, WHETHER IN AN ACTION OF CONTRACT, TORT OR OTHERWISE, ARISING FROM,</text:p>
      <text:p text:style-name="P1">OUT OF OR IN CONNECTION WITH THE SOFTWARE OR THE USE OR OTHER DEALINGS IN THE</text:p>
      <text:p text:style-name="P1">SOFTWARE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16:57:46.981920360</dc:date>
    <meta:editing-duration>PT26S</meta:editing-duration>
    <meta:editing-cycles>1</meta:editing-cycles>
    <meta:document-statistic meta:table-count="0" meta:image-count="0" meta:object-count="0" meta:page-count="2" meta:paragraph-count="46" meta:word-count="358" meta:character-count="2676" meta:non-whitespace-character-count="2249"/>
    <meta:generator>LibreOffice/6.4.7.2$Linux_X86_64 LibreOffice_project/40$Build-2</meta:generator>
  </office:meta>
</office:document-meta>
</file>